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teratorImpl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Impl.addVersion( InternalVersion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sionIteratorImpl.nextVer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IteratorImpl.VersionIteratorImpl( Session session , InternalVersion roo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rator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